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2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52" calcext:value-type="float">
            <text:p>52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26" table:formula="of:=IF([.$F$4]&lt;=0;&quot;liczba nie należy do żadnego przedziału&quot;;IF([.$F$4]&gt;=6001;&quot;Liczba nie należy do zadanego przedziału&quot;;IF(COUNT([.$B$7:.$B$6005])=1;&quot;podana liczba n jest liczbą pierwszą&quot;;&quot;podana liczba n nie jest liczbą pierwszą&quot;)))" office:value-type="string" office:string-value="podana liczba n nie jest liczbą pierwszą" calcext:value-type="string" table:number-columns-spanned="4" table:number-rows-spanned="2">
            <text:p>podana liczba n nie jest liczbą pierwszą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COUNTIF([.B7:.B6005];0)" office:value-type="float" office:value="5" calcext:value-type="float">
            <text:p>5</text:p>
          </table:table-cell>
          <table:table-cell table:formula="of:=IF(MOD([.$F$4];[.A6])=0;[.A6];&quot;&quot;)">
            <text:p/>
          </table:table-cell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3" calcext:value-type="float">
            <text:p>3</text:p>
          </table:table-cell>
          <table:table-cell table:number-columns-repeated="3"/>
          <table:table-cell table:style-name="ce32"/>
          <table:table-cell table:number-columns-repeated="4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4" calcext:value-type="float">
            <text:p>4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7" calcext:value-type="float">
            <text:p>7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1:55:49.38077746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3:06.168886297</dc:date>
    <meta:generator>LibreOffice/6.0.2.1$Linux_X86_64 LibreOffice_project/00m0$Build-1</meta:generator>
    <meta:editing-duration>PT10M3S</meta:editing-duration>
    <meta:editing-cycles>8</meta:editing-cycles>
    <meta:document-statistic meta:table-count="3" meta:cell-count="12007" meta:object-count="0"/>
  </office:meta>
</office:document-meta>
</file>